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43" calcext:value-type="float">
            <text:p>1343</text:p>
          </table:table-cell>
          <table:table-cell table:style-name="ce7" table:formula="of:=COUNTIF([.B7:.B999998];&quot;X&quot;)" office:value-type="float" office:value="1162" calcext:value-type="float">
            <text:p>1162</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6" calcext:value-type="float">
            <text:p>156</text:p>
          </table:table-cell>
          <table:table-cell table:style-name="ce25" table:formula="of:=SUM([.B2:.F2])" office:value-type="float" office:value="1425" calcext:value-type="float">
            <text:p>142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3" table:number-rows-repeated="68">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16">00/00/0000</text:date>, <text:time style:data-style-name="N2" text:time-value="20:51:27.42781579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16T20:52:43.579331700</dc:date>
    <meta:editing-duration>P1DT11H7M16S</meta:editing-duration>
    <meta:editing-cycles>1331</meta:editing-cycles>
    <meta:document-statistic meta:table-count="1" meta:cell-count="8103" meta:object-count="0"/>
  </office:meta>
</office:document-meta>
</file>